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Normal">
      <style:paragraph-properties fo:margin-top="0cm" fo:margin-bottom="0cm" loext:contextual-spacing="false"/>
    </style:style>
    <style:style style:name="P5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8pt" officeooo:rsid="000b3a40" style:font-size-asian="7pt" style:font-size-complex="8pt"/>
    </style:style>
    <style:style style:name="T4" style:family="text">
      <style:text-properties fo:color="#000000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7" style:family="text">
      <style:text-properties fo:color="#000000" fo:font-size="8pt" officeooo:rsid="000b3a40" style:font-size-asian="7pt" style:font-size-complex="8pt"/>
    </style:style>
    <style:style style:name="T8" style:family="text">
      <style:text-properties fo:color="#000000" fo:font-size="9pt" officeooo:rsid="0009fc97" style:font-size-asian="7.84999990463257pt" style:font-size-complex="9pt"/>
    </style:style>
    <style:style style:name="T9" style:family="text">
      <style:text-properties fo:color="#000000" officeooo:rsid="000b3a40"/>
    </style:style>
    <style:style style:name="T10" style:family="text">
      <style:text-properties fo:color="#000000" style:font-name="Baskerville Old Face" fo:font-size="12pt" officeooo:rsid="000b3a40" style:font-size-asian="12pt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<text:span text:style-name="T5"> </text:span><text:span text:style-name="T6">Trabajando para este día mágico. Pronto sobrevolaré Sevilla y repartiré regalos entre</text:span></text:p>
      <text:p text:style-name="P1"><text:span text:style-name="T2">7.</text:span>todos los alumnos que han sacado unas notas tan buenas como las tuyas.</text:p>
      <text:p text:style-name="P2"/>
      <text:p text:style-name="P2">8. <text:span text:style-name="T8">Ya hace casi un año que fui a Sevilla por última vez. ¡ Qué rápido pasa el tiempo! No</text:span></text:p>
      <text:p text:style-name="P2">9. </text:p>
      <text:p text:style-name="P2">10.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<text:span text:style-name="T3"> </text:span><text:span text:style-name="T7">Poder pillarte nada.No se lo digas a nadie ¡hoy justo he visto como ellos estaban</text:span><text:span text:style-name="T4"> </text:span></text:p>
      <text:p text:style-name="P2">14. <text:span text:style-name="T9">Envolviendo sus regalos!</text:span>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text:span text:style-name="Fuente_20_de_20_párrafo_20_predeter."><text:span text:style-name="T10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1:15:21.180058444</dc:date>
    <meta:editing-cycles>23</meta:editing-cycles>
    <meta:editing-duration>PT1H8M55S</meta:editing-duration>
    <meta:document-statistic meta:table-count="0" meta:image-count="1" meta:object-count="0" meta:page-count="1" meta:paragraph-count="21" meta:word-count="101" meta:character-count="555" meta:non-whitespace-character-count="460"/>
    <meta:template xlink:type="simple" xlink:actuate="onRequest" xlink:title="" xlink:href="Normal.dotm"/>
  </office:meta>
</office:document-meta>
</file>